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06c3" officeooo:paragraph-rsid="000206c3"/>
    </style:style>
    <style:style style:name="P2" style:family="paragraph" style:parent-style-name="Standard">
      <style:paragraph-properties fo:text-align="start" style:justify-single-word="false"/>
      <style:text-properties officeooo:rsid="000206c3" officeooo:paragraph-rsid="00020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for Mik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9-05T08:55:50.756574000</meta:creation-date>
    <dc:date>2017-09-05T09:07:58.640193000</dc:date>
    <dc:creator>A Sternin</dc:creator>
    <meta:editing-duration>PT1M47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2.3.3$MacOSX_X86_64 LibreOffice_project/d54a8868f08a7b39642414cf2c8ef2f228f780cf</meta:generator>
  </office:meta>
</office:document-meta>
</file>